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>
            <text:p>Objet</text:p>
          </table:table-cell>
          <table:table-cell office:value-type="string">
            <text:p>Haut niveau</text:p>
          </table:table-cell>
          <table:table-cell table:number-columns-repeated="1021"/>
        </table:table-row>
        <table:table-row table:style-name="ro1">
          <table:table-cell office:value-type="string">
            <text:p>Modula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MOLOG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Numerical Recipes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1:40:33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4.2$Windows_x86 LibreOffice_project/9e9821abd0ffdbc09cd8c52eaa574fa09eb08f2</meta:generator>
    <dc:date>2014-03-13T11:53:03.69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